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8472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311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852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772in"/>
    </style:style>
    <style:style style:name="co11" style:family="table-column">
      <style:table-column-properties fo:break-before="auto" style:column-width="2.2917in"/>
    </style:style>
    <style:style style:name="co12" style:family="table-column">
      <style:table-column-properties fo:break-before="auto" style:column-width="2.541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0.7917in"/>
    </style:style>
    <style:style style:name="ro5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17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902in" fo:break-before="auto" style:use-optimal-row-height="true"/>
    </style:style>
    <style:style style:name="ro11" style:family="table-row">
      <style:table-row-properties style:row-height="0.1799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1882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currency-style style:name="N10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1P0"/>
    </number:currency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3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  <style:text-properties style:text-position=""/>
    </style:style>
    <style:style style:name="ce14" style:family="table-cell" style:parent-style-name="Default">
      <style:table-cell-properties fo:background-color="transparent"/>
      <style:text-properties style:text-position=""/>
    </style:style>
    <style:style style:name="ce15" style:family="table-cell" style:parent-style-name="Default">
      <style:table-cell-properties fo:background-color="#669999"/>
      <style:text-properties style:text-position=""/>
    </style:style>
    <style:style style:name="ce16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ackground-color="#dddddd"/>
      <style:text-properties style:text-position=""/>
    </style:style>
    <style:style style:name="ce9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cell-protect="protected" style:print-content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 formula-hidden" style:print-content="true"/>
    </style:style>
    <style:style style:name="ce21" style:family="table-cell" style:parent-style-name="Default">
      <style:table-cell-properties style:glyph-orientation-vertical="auto" fo:border-bottom="none" fo:background-color="#e6e6e6" style:cell-protect="protected" style:print-content="true" style:diagonal-bl-tr="none" style:diagonal-tl-br="none" fo:wrap-option="wrap" fo:border-left="0.99pt solid #0066cc" fo:border-right="none" style:rotation-angle="0" style:rotation-align="none" style:shrink-to-fit="false" fo:border-top="none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Excel_5f_BuiltIn_5f_Comma" style:data-style-name="N0">
      <style:table-cell-properties fo:background-color="#ffff99" fo:border="0.99pt solid #0000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87">
      <style:table-cell-properties fo:background-color="#cccccc"/>
      <style:text-properties style:font-name="Courier" fo:font-weight="bold" style:font-weight-asian="bold" style:font-weight-complex="bold"/>
    </style:style>
    <style:style style:name="ce25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26" style:family="table-cell" style:parent-style-name="Default" style:data-style-name="N104">
      <style:table-cell-properties fo:background-color="#cccccc"/>
      <style:text-properties style:font-name="Courier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29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ce3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wrap" fo:border="0.99pt solid #e6e6e6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Liberation Sans" fo:font-size="10pt" fo:font-style="normal" style:text-underline-style="none" fo:font-weight="normal"/>
    </style:style>
    <style:style style:name="ce32" style:family="table-cell" style:parent-style-name="Default" style:data-style-name="N101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3" style:family="table-cell" style:parent-style-name="Default" style:data-style-name="N206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4" style:family="table-cell" style:parent-style-name="Default" style:data-style-name="N206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5" style:family="table-cell" style:parent-style-name="Default" style:data-style-name="N10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6" style:family="table-cell" style:parent-style-name="Default" style:data-style-name="N212">
      <style:table-cell-properties style:glyph-orientation-vertical="auto" fo:background-color="#99ccff" style:cell-protect="none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7" style:family="table-cell" style:parent-style-name="Default" style:data-style-name="N213">
      <style:table-cell-properties style:glyph-orientation-vertical="auto" fo:background-color="#0099ff" style:cell-protect="protected" style:print-content="true" style:diagonal-bl-tr="none" style:diagonal-tl-br="none" style:text-align-source="value-type" style:repeat-content="false" fo:wrap-option="no-wrap" fo:border="0.99pt solid #e6e6e6" style:rotation-angle="0" style:rotation-align="none" style:shrink-to-fit="false" gnm:GnmHAlign="1" style:vertical-align="middle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38" style:family="table-cell" style:parent-style-name="Default">
      <style:table-cell-properties fo:background-color="#b84747"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669999"/>
    </style:style>
    <style:style style:name="ce41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4" style:family="table-cell" style:parent-style-name="Default">
      <style:table-cell-properties fo:background-color="#e6ff00" style:text-align-source="fix" style:repeat-content="false" style:vertical-align="middle"/>
      <style:paragraph-properties fo:text-align="center"/>
    </style:style>
    <style:style style:name="ce45" style:family="table-cell" style:parent-style-name="Default">
      <style:table-cell-properties fo:background-color="#dddddd"/>
    </style:style>
    <style:style style:name="ce46" style:family="table-cell" style:parent-style-name="Default">
      <style:text-properties style:font-name="Arial1" style:font-name-asian="SimSun" style:font-name-complex="Arial1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1" style:family="table-cell" style:parent-style-name="Normal_20_3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2" style:family="table-cell" style:parent-style-name="Normal_20_3" style:data-style-name="N0">
      <style:table-cell-properties fo:background-color="#d8d8d8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5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4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5" style:family="table-cell" style:parent-style-name="Default" style:data-style-name="N61">
      <style:table-cell-properties fo:background-color="#d8d8d8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6" style:family="table-cell" style:parent-style-name="Normal_20_3" style:data-style-name="N188">
      <style:table-cell-properties fo:background-color="#ffff00"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7" style:family="table-cell" style:parent-style-name="Normal_20_3" style:data-style-name="N188">
      <style:table-cell-properties fo:background-color="#92d05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8" style:family="table-cell" style:parent-style-name="Normal_20_3" style:data-style-name="N188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59" style:family="table-cell" style:parent-style-name="Normal_20_3" style:data-style-name="N0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0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1" style:family="table-cell" style:parent-style-name="Normal_20_3" style:data-style-name="N2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2" style:family="table-cell" style:parent-style-name="Normal_20_3" style:data-style-name="N1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3" style:family="table-cell" style:parent-style-name="Normal_20_3" style:data-style-name="N187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4" style:family="table-cell" style:parent-style-name="Normal_20_3" style:data-style-name="N189">
      <style:table-cell-properties fo:background-color="#00b0f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Arial1" fo:font-size="10pt" style:font-name-asian="Arial1" style:font-size-asian="10pt" style:font-name-complex="Arial1" style:font-size-complex="10pt"/>
    </style:style>
    <style:style style:name="ce65" style:family="table-cell" style:parent-style-name="Normal_20_3" style:data-style-name="N0">
      <style:table-cell-properties style:cell-protect="protected" style:print-content="true"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ce66" style:family="table-cell" style:parent-style-name="Default" style:data-style-name="N0">
      <style:table-cell-properties fo:background-color="#d8d8d8"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7" style:family="table-cell" style:parent-style-name="Default" style:data-style-name="N0">
      <style:table-cell-properties fo:background-color="#ffff00"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  <table:content-validation table:name="val2" table:condition="of:cell-content-is-decimal-number() and cell-content()&gt;=0" table:allow-empty-cell="true" table:base-cell-address="Demo.A1">
          <table:help-message table:display="true"/>
          <table:error-message table:message-type="stop" table:display="true"/>
        </table:content-validation>
        <table:content-validation table:name="val3" table:base-cell-address="Demo.A1">
          <table:help-message table:display="true"/>
          <table:error-message table:message-type="stop" table:display="true"/>
        </table:content-validation>
      </table:content-validations>
      <table:table table:name="Demo" table:style-name="ta4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8" table:number-columns-repeated="241" table:default-cell-style-name="Default"/>
        <table:table-column table:style-name="co9" table:number-columns-repeated="769" table:default-cell-style-name="Default"/>
        <table:table-column table:style-name="co5" table:number-columns-repeated="4" table:default-cell-style-name="Default"/>
        <table:table-column table:style-name="co9" table:number-columns-repeated="2" table:default-cell-style-name="Default"/>
        <table:table-row table:style-name="ro6">
          <table:table-cell table:style-name="ce9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8">
          <table:table-cell office:value-type="string" calcext:value-type="string">
            <text:p>Parameter A</text:p>
          </table:table-cell>
          <table:table-cell table:style-name="ce22" office:value-type="float" office:value="20000" calcext:value-type="float">
            <office:annotation draw:style-name="gr1" draw:text-style-name="P1" svg:width="1.1413in" svg:height="0.3902in" svg:x="2.9063in" svg:y="0in" draw:caption-point-x="-0.2402in" draw:caption-point-y="0.3433in">
              <dc:date>2014-07-07T00:00:00</dc:date>
              <text:p text:style-name="P1"><text:span text:style-name="T1">Je suis ici pour vous aider.</text:span></text:p>
            </office:annotation>
            <text:p>20000</text:p>
          </table:table-cell>
          <table:table-cell table:number-columns-repeated="1018"/>
        </table:table-row>
        <table:table-row table:style-name="ro7">
          <table:table-cell/>
          <table:table-cell table:style-name="Excel_5f_BuiltIn_5f_Comma"/>
          <table:table-cell table:number-columns-repeated="1018"/>
        </table:table-row>
        <table:table-row table:style-name="ro9">
          <table:table-cell office:value-type="string" calcext:value-type="string">
            <text:p>Parameter B</text:p>
          </table:table-cell>
          <table:table-cell table:style-name="ce23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7">
          <table:table-cell table:style-name="ce10"/>
          <table:table-cell table:number-columns-repeated="1019"/>
        </table:table-row>
        <table:table-row table:style-name="ro7">
          <table:table-cell table:style-name="ce10" office:value-type="string" calcext:value-type="string">
            <text:p>B value with VLOOKUP</text:p>
          </table:table-cell>
          <table:table-cell table:style-name="ce24" table:formula="of:=ROUND(VLOOKUP([.B5];[.A15:.B17];2);2)" office:value-type="float" office:value="22" calcext:value-type="float">
            <text:p>22.000</text:p>
          </table:table-cell>
          <table:table-cell table:number-columns-repeated="1018"/>
        </table:table-row>
        <table:table-row table:style-name="ro7">
          <table:table-cell table:style-name="ce10"/>
          <table:table-cell table:style-name="ce25"/>
          <table:table-cell table:number-columns-repeated="1018"/>
        </table:table-row>
        <table:table-row table:style-name="ro7">
          <table:table-cell table:style-name="ce10" office:value-type="string" calcext:value-type="string">
            <text:p>Formula : A + B</text:p>
          </table:table-cell>
          <table:table-cell table:style-name="ce26" table:formula="of:=[.B3]+[.B7]" office:value-type="currency" office:currency="USD" office:value="20022" calcext:value-type="currency">
            <text:p>$20,022.00</text:p>
          </table:table-cell>
          <table:table-cell table:number-columns-repeated="1018"/>
        </table:table-row>
        <table:table-row table:style-name="ro5">
          <table:table-cell table:number-columns-repeated="1020"/>
        </table:table-row>
        <table:table-row table:style-name="ro7">
          <table:table-cell table:style-name="ce9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7">
          <table:table-cell table:style-name="ce11" office:value-type="string" calcext:value-type="string">
            <text:p>Parameter B</text:p>
          </table:table-cell>
          <table:table-cell table:number-columns-repeated="1019"/>
        </table:table-row>
        <table:table-row table:style-name="ro7">
          <table:table-cell table:style-name="ce11" office:value-type="string" calcext:value-type="string">
            <text:p>Display</text:p>
          </table:table-cell>
          <table:table-cell table:style-name="ce27" office:value-type="string" calcext:value-type="string">
            <text:p>Value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ption 1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ption 2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ption 3</text:p>
          </table:table-cell>
          <table:table-cell table:style-name="ce29" office:value-type="float" office:value="33" calcext:value-type="float">
            <text:p>33</text:p>
          </table:table-cell>
          <table:table-cell table:number-columns-repeated="1018"/>
        </table:table-row>
        <table:table-row table:style-name="ro7">
          <table:table-cell table:number-columns-repeated="1020"/>
        </table:table-row>
        <table:table-row table:style-name="ro10">
          <table:table-cell table:number-columns-repeated="2"/>
          <table:table-cell table:style-name="ce31" office:value-type="string" calcext:value-type="string">
            <text:p>Cash needed</text:p>
          </table:table-cell>
          <table:table-cell table:style-name="ce31" office:value-type="string" calcext:value-type="string">
            <text:p>Percentage</text:p>
          </table:table-cell>
          <table:table-cell table:number-columns-repeated="1016"/>
        </table:table-row>
        <table:table-row table:style-name="ro10">
          <table:table-cell table:style-name="ce21" office:value-type="string" calcext:value-type="string" table:number-columns-spanned="2" table:number-rows-spanned="1">
            <text:p>Construction</text:p>
          </table:table-cell>
          <table:covered-table-cell table:style-name="ce30"/>
          <table:table-cell table:style-name="ce32" office:value-type="currency" office:currency="USD" office:value="13000" calcext:value-type="currency">
            <text:p>$13,000</text:p>
          </table:table-cell>
          <table:table-cell table:style-name="ce35" table:formula="of:=[.C20]/[.$C$22]" office:value-type="percentage" office:value="0.52" calcext:value-type="percentage">
            <text:p>52%</text:p>
          </table:table-cell>
          <table:table-cell table:number-columns-repeated="1016"/>
        </table:table-row>
        <table:table-row table:style-name="ro10">
          <table:table-cell table:style-name="ce21" office:value-type="string" calcext:value-type="string" table:number-columns-spanned="2" table:number-rows-spanned="1">
            <text:p>Installation Charges</text:p>
          </table:table-cell>
          <table:covered-table-cell table:style-name="ce30"/>
          <table:table-cell table:style-name="ce33" office:value-type="float" office:value="12000" calcext:value-type="float">
            <text:p>$12,000.00</text:p>
          </table:table-cell>
          <table:table-cell table:style-name="ce36" table:formula="of:=[.C21]/[.$C$22]" office:value-type="percentage" office:value="0.48" calcext:value-type="percentage">
            <text:p>48.0%</text:p>
          </table:table-cell>
          <table:table-cell table:number-columns-repeated="1016"/>
        </table:table-row>
        <table:table-row table:style-name="ro10">
          <table:table-cell table:style-name="ce21" office:value-type="string" calcext:value-type="string" table:number-columns-spanned="2" table:number-rows-spanned="1">
            <text:p>Subtotal</text:p>
          </table:table-cell>
          <table:covered-table-cell table:style-name="ce30"/>
          <table:table-cell table:style-name="ce34" table:formula="of:=SUM([.C20:.C21])" office:value-type="float" office:value="25000" calcext:value-type="float">
            <text:p>$25,000.00</text:p>
          </table:table-cell>
          <table:table-cell table:style-name="ce37" table:formula="of:=[.C22]/[.$C$22]" office:value-type="percentage" office:value="1" calcext:value-type="percentage">
            <text:p>100.000%</text:p>
          </table:table-cell>
          <table:table-cell table:number-columns-repeated="1016"/>
        </table:table-row>
        <table:table-row table:style-name="ro5">
          <table:table-cell table:number-columns-repeated="1020"/>
        </table:table-row>
        <table:table-row table:style-name="ro7" table:number-rows-repeated="12">
          <table:table-cell table:number-columns-repeated="1020"/>
        </table:table-row>
        <table:table-row table:style-name="ro5" table:number-rows-repeated="2">
          <table:table-cell table:number-columns-repeated="1020"/>
        </table:table-row>
        <table:table-row table:style-name="ro7" table:number-rows-repeated="1048538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Tab2" table:style-name="ta2">
        <table:table-column table:style-name="co5" table:number-columns-repeated="2" table:default-cell-style-name="Default"/>
        <table:table-row table:style-name="ro5">
          <table:table-cell office:value-type="string" calcext:value-type="string">
            <text:p>Hello</text:p>
          </table:table-cell>
          <table:table-cell office:value-type="string" calcext:value-type="string">
            <text:p>World</text:p>
          </table:table-cell>
        </table:table-row>
        <table:table-row table:style-name="ro3"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</table:table-row>
        <table:table-row table:style-name="ro5" table:number-rows-repeated="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ells and Rows Styles" table:style-name="ta2">
        <office:forms form:automatic-focus="false" form:apply-design-mode="false"/>
        <table:table-column table:style-name="co5" table:number-columns-repeated="5" table:default-cell-style-name="Default"/>
        <table:table-column table:style-name="co5" table:visibility="collapse" table:default-cell-style-name="ce20"/>
        <table:table-column table:style-name="co5" table:number-columns-repeated="1018" table:default-cell-style-name="Default"/>
        <table:table-row table:style-name="ro5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1" table:number-rows-spanned="2">
            <text:p>Rowspan</text:p>
          </table:table-cell>
          <table:table-cell table:style-name="ce16" office:value-type="string" calcext:value-type="string" table:number-columns-spanned="2" table:number-rows-spanned="1">
            <text:p>Colspan</text:p>
          </table:table-cell>
          <table:covered-table-cell/>
          <table:table-cell table:style-name="ce19" office:value-type="string" calcext:value-type="string" table:number-columns-spanned="2" table:number-rows-spanned="2">
            <text:p>Col- and rowspan</text:p>
          </table:table-cell>
          <table:covered-table-cell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covered-table-cell/>
          <table:table-cell table:style-name="ce17" office:value-type="string" calcext:value-type="string" table:number-columns-spanned="2" table:number-rows-spanned="1">
            <text:p>Colspan</text:p>
          </table:table-cell>
          <table:covered-table-cell table:number-columns-repeated="3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4" office:value-type="string" calcext:value-type="string">
            <text:p>There is an hidden row under this one</text:p>
          </table:table-cell>
          <table:table-cell table:style-name="ce18"/>
          <table:table-cell table:style-name="ce14" table:number-columns-repeated="2"/>
          <table:table-cell table:style-name="ce14" office:value-type="string" calcext:value-type="string">
            <text:p>Hidden col &gt;</text:p>
          </table:table-cell>
          <table:table-cell office:value-type="string" calcext:value-type="string">
            <text:p>Hidden col</text:p>
          </table:table-cell>
          <table:table-cell table:style-name="ce14" office:value-type="string" calcext:value-type="string">
            <text:p>&lt; Hidden col</text:p>
          </table:table-cell>
          <table:table-cell table:style-name="ce14" table:number-columns-repeated="1017"/>
        </table:table-row>
        <table:table-row table:style-name="ro5" table:visibility="collapse">
          <table:table-cell office:value-type="string" calcext:value-type="string">
            <text:p>Hidden row</text:p>
          </table:table-cell>
          <table:table-cell table:number-columns-repeated="4" office:value-type="string" calcext:value-type="string">
            <text:p>…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here is an hidden row above this one</text:p>
          </table:table-cell>
          <table:table-cell table:number-columns-repeated="4"/>
          <table:table-cell office:value-type="string" calcext:value-type="string">
            <text:p>Hidden col</text:p>
          </table:table-cell>
          <table:table-cell table:number-columns-repeated="1018"/>
        </table:table-row>
        <table:table-row table:style-name="ro5">
          <table:table-cell table:style-name="ce15" office:value-type="string" calcext:value-type="string">
            <text:p>A row</text:p>
          </table:table-cell>
          <table:table-cell table:style-name="ce15" office:value-type="string" calcext:value-type="string">
            <text:p>with</text:p>
          </table:table-cell>
          <table:table-cell table:style-name="ce15" office:value-type="string" calcext:value-type="string">
            <text:p>syle</text:p>
          </table:table-cell>
          <table:table-cell table:style-name="ce15" table:number-columns-repeated="2"/>
          <table:table-cell table:style-name="ce15" office:value-type="string" calcext:value-type="string">
            <text:p>Hidden col</text:p>
          </table:table-cell>
          <table:table-cell table:style-name="ce15" table:number-columns-repeated="1018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idden sheet" table:style-name="ta3">
        <table:table-column table:style-name="co6" table:default-cell-style-name="Default"/>
        <table:table-row table:style-name="ro5">
          <table:table-cell office:value-type="string" calcext:value-type="string">
            <text:p>I am the content of an hidden sheet.</text:p>
          </table:table-cell>
        </table:table-row>
        <table:table-row table:style-name="ro5">
          <table:table-cell office:value-type="string" calcext:value-type="string">
            <text:p>You should not be able to see me…</text:p>
          </table:table-cell>
        </table:table-row>
      </table:table>
      <table:table table:name="Statistics" table:style-name="ta2">
        <office:forms form:automatic-focus="false" form:apply-design-mode="false"/>
        <table:table-column table:style-name="co10" table:default-cell-style-name="Default"/>
        <table:table-column table:style-name="co5" table:number-columns-repeated="8" table:default-cell-style-name="Default"/>
        <table:table-row table:style-name="ro8">
          <table:table-cell office:value-type="string" calcext:value-type="string">
            <text:p>Formula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xpected</text:p>
          </table:table-cell>
          <table:table-cell table:number-columns-repeated="6"/>
        </table:table-row>
        <table:table-row table:style-name="ro7">
          <table:table-cell table:style-name="ce46" office:value-type="string" calcext:value-type="string">
            <text:p>AVEDEV(2,4,8,16)</text:p>
          </table:table-cell>
          <table:table-cell table:formula="of:=AVEDEV(2;4;8;16)" office:value-type="float" office:value="4.5" calcext:value-type="float">
            <text:p>4.5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6">
          <table:table-cell table:style-name="ce46" office:value-type="string" calcext:value-type="string">
            <text:p>AVERAGE(2,4,12)</text:p>
          </table:table-cell>
          <table:table-cell table:formula="of:=AVERAGE(2;4;12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5">
          <table:table-cell/>
          <table:table-cell table:style-name="ce47" table:number-columns-repeated="2"/>
          <table:table-cell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5">
          <table:table-cell/>
          <table:table-cell table:formula="of:=SUM(2;4;6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5">
          <table:table-cell/>
          <table:table-cell table:formula="of:=SUM([.E5:.E7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5">
          <table:table-cell/>
          <table:table-cell table:formula="of:=SUM([.E5:.E7];[.E5:.F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5">
          <table:table-cell/>
          <table:table-cell table:formula="of:=SUM(12; 12)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5">
          <table:table-cell table:number-columns-repeated="9"/>
        </table:table-row>
        <table:table-row table:style-name="ro5">
          <table:table-cell table:number-columns-repeated="4"/>
          <table:table-cell office:value-type="string" calcext:value-type="string">
            <text:p>Data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SUMPRODUCT</text:p>
          </table:table-cell>
          <table:table-cell table:formula="of:=SUMPRODUCT([.H11:.I13];[.E11:.F13])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48" office:value-type="float" office:value="3" calcext:value-type="float">
            <text:p>3</text:p>
          </table:table-cell>
          <table:table-cell table:style-name="ce48" office:value-type="float" office:value="4" calcext:value-type="float">
            <text:p>4</text:p>
          </table:table-cell>
          <table:table-cell table:style-name="ce49"/>
          <table:table-cell table:style-name="ce48" office:value-type="float" office:value="2" calcext:value-type="float">
            <text:p>2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11">
          <table:table-cell table:number-columns-repeated="4"/>
          <table:table-cell table:style-name="ce48" office:value-type="float" office:value="8" calcext:value-type="float">
            <text:p>8</text:p>
          </table:table-cell>
          <table:table-cell table:style-name="ce48" office:value-type="float" office:value="6" calcext:value-type="float">
            <text:p>6</text:p>
          </table:table-cell>
          <table:table-cell table:style-name="ce49"/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</table:table-row>
        <table:table-row table:style-name="ro11">
          <table:table-cell table:number-columns-repeated="4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9" calcext:value-type="float">
            <text:p>9</text:p>
          </table:table-cell>
          <table:table-cell table:style-name="ce49"/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</table:table-row>
      </table:table>
      <table:table table:name="Value" table:style-name="ta2">
        <office:forms form:automatic-focus="false" form:apply-design-mode="false"/>
        <table:table-column table:style-name="co11" table:default-cell-style-name="ce53"/>
        <table:table-column table:style-name="co12" table:default-cell-style-name="ce53"/>
        <table:table-column table:style-name="co13" table:default-cell-style-name="ce65"/>
        <table:table-column table:style-name="co14" table:number-columns-repeated="3" table:default-cell-style-name="Default"/>
        <table:table-column table:style-name="co14" table:default-cell-style-name="ce53"/>
        <table:table-column table:style-name="co14" table:number-columns-repeated="1017" table:default-cell-style-name="ce65"/>
        <table:table-row table:style-name="ro12">
          <table:table-cell table:style-name="ce50" office:value-type="string" calcext:value-type="string">
            <text:p>Valeur cible</text:p>
          </table:table-cell>
          <table:table-cell table:style-name="ce56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Ecart-type</text:p>
          </table:table-cell>
          <table:table-cell table:style-name="ce56" table:content-validation-name="val2" office:value-type="float" office:value="6" calcext:value-type="float">
            <text:p>6.0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n</text:p>
          </table:table-cell>
          <table:table-cell table:style-name="ce56" table:content-validation-name="val2" office:value-type="float" office:value="4" calcext:value-type="float">
            <text:p>4.0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Valeur mesurée 1</text:p>
          </table:table-cell>
          <table:table-cell table:style-name="ce56" table:content-validation-name="val2" office:value-type="float" office:value="100" calcext:value-type="float">
            <text:p>100.0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Valeur mesurée 2</text:p>
          </table:table-cell>
          <table:table-cell table:style-name="ce56" table:content-validation-name="val2" office:value-type="float" office:value="104" calcext:value-type="float">
            <text:p>104.0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Valeur mesurée 3</text:p>
          </table:table-cell>
          <table:table-cell table:style-name="ce56" table:content-validation-name="val2" office:value-type="float" office:value="105" calcext:value-type="float">
            <text:p>105.0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Valeur mesurée 4</text:p>
          </table:table-cell>
          <table:table-cell table:style-name="ce56" table:content-validation-name="val2" office:value-type="float" office:value="106" calcext:value-type="float">
            <text:p>106.0</text:p>
          </table:table-cell>
          <table:table-cell table:number-columns-repeated="1022"/>
        </table:table-row>
        <table:table-row table:style-name="ro12">
          <table:table-cell table:style-name="ce50" office:value-type="string" calcext:value-type="string">
            <text:p>Valeur mesurée 5</text:p>
          </table:table-cell>
          <table:table-cell table:style-name="ce56" table:content-validation-name="val2" office:value-type="float" office:value="107" calcext:value-type="float">
            <text:p>107.0</text:p>
          </table:table-cell>
          <table:table-cell office:value-type="string" calcext:value-type="string">
            <text:p>Expected</text:p>
          </table:table-cell>
          <table:table-cell table:number-columns-repeated="1021"/>
        </table:table-row>
        <table:table-row table:style-name="ro12">
          <table:table-cell table:style-name="ce51" office:value-type="string" calcext:value-type="string">
            <text:p>% to reach target value</text:p>
          </table:table-cell>
          <table:table-cell table:style-name="ce57" table:content-validation-name="val3" table:formula="of:=IF([.B4]&lt;[.B1];ROUND(([.B17]*100);1);ROUND((1-[.B17])*100;1))" office:value-type="float" office:value="1.5" calcext:value-type="float">
            <text:p>1.5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12">
          <table:table-cell table:style-name="ce50" office:value-type="string" calcext:value-type="string">
            <text:p>Valeur moyenne</text:p>
          </table:table-cell>
          <table:table-cell table:style-name="ce58" table:content-validation-name="val3" table:formula="of:=AVERAGE([.B4];[.B5];[.B6];[.B7];[.B8])" office:value-type="float" office:value="104.4" calcext:value-type="float">
            <text:p>104.4</text:p>
          </table:table-cell>
          <table:table-cell office:value-type="float" office:value="104.4" calcext:value-type="float">
            <text:p>104.4</text:p>
          </table:table-cell>
          <table:table-cell table:number-columns-repeated="1021"/>
        </table:table-row>
        <table:table-row table:style-name="ro12">
          <table:table-cell table:style-name="ce50" office:value-type="string" calcext:value-type="string">
            <text:p>Standard Deviation (SD)</text:p>
          </table:table-cell>
          <table:table-cell table:style-name="ce58" table:content-validation-name="val3" table:formula="of:=STDEV([.B4:.B8])" office:value-type="float" office:value="2.70185121722126" calcext:value-type="float">
            <text:p>2.7</text:p>
          </table:table-cell>
          <table:table-cell office:value-type="float" office:value="2.7" calcext:value-type="float">
            <text:p>2.7</text:p>
          </table:table-cell>
          <table:table-cell table:formula="of:=STDEV([.B4];[.B6];[.B5];[.B7];[.B8])" office:value-type="float" office:value="2.70185121722126" calcext:value-type="float">
            <text:p>2.7018512172</text:p>
          </table:table-cell>
          <table:table-cell table:number-columns-repeated="1020"/>
        </table:table-row>
        <table:table-row table:style-name="ro12">
          <table:table-cell table:style-name="ce50" office:value-type="string" calcext:value-type="string">
            <text:p>n</text:p>
          </table:table-cell>
          <table:table-cell table:style-name="ce59" table:content-validation-name="val3" table:formula="of:=COUNTIF([.B4:.B8];&quot;&gt;0&quot;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2">
          <table:table-cell table:style-name="ce50" office:value-type="string" calcext:value-type="string">
            <text:p>Student's t</text:p>
          </table:table-cell>
          <table:table-cell table:style-name="ce60" table:content-validation-name="val3" table:formula="of:=TINV(0.05;[.B12]-1)" office:value-type="float" office:value="2.77644510519779" calcext:value-type="float">
            <text:p>2.776</text:p>
          </table:table-cell>
          <table:table-cell office:value-type="float" office:value="2.776" calcext:value-type="float">
            <text:p>2.776</text:p>
          </table:table-cell>
          <table:table-cell table:number-columns-repeated="1021"/>
        </table:table-row>
        <table:table-row table:style-name="ro12">
          <table:table-cell table:style-name="ce50" office:value-type="string" calcext:value-type="string">
            <text:p>Fcritical</text:p>
          </table:table-cell>
          <table:table-cell table:style-name="ce61" table:content-validation-name="val3" table:formula="of:=LEGACY.FINV(0.05;[.B3]-1;[.B12]-1)" office:value-type="float" office:value="6.59138211642558" calcext:value-type="float">
            <text:p>6.59</text:p>
          </table:table-cell>
          <table:table-cell office:value-type="float" office:value="6.59" calcext:value-type="float">
            <text:p>6.59</text:p>
          </table:table-cell>
          <table:table-cell table:number-columns-repeated="1021"/>
        </table:table-row>
        <table:table-row table:style-name="ro12">
          <table:table-cell table:style-name="ce52" office:value-type="string" calcext:value-type="string">
            <text:p>Δ</text:p>
          </table:table-cell>
          <table:table-cell table:style-name="ce62" table:content-validation-name="val3" table:formula="of:=[.B4]-[.B1]" office:value-type="float" office:value="-4" calcext:value-type="float">
            <text:p>-4</text:p>
          </table:table-cell>
          <table:table-cell office:value-type="float" office:value="-4" calcext:value-type="float">
            <text:p>-4</text:p>
          </table:table-cell>
          <table:table-cell table:number-columns-repeated="1021"/>
        </table:table-row>
        <table:table-row table:style-name="ro12">
          <table:table-cell table:style-name="ce50" office:value-type="string" calcext:value-type="string">
            <text:p>t</text:p>
          </table:table-cell>
          <table:table-cell table:style-name="ce63" table:content-validation-name="val3" table:formula="of:=ABS([.B15]/([.B11]*SQRT(1/[.B12])))" office:value-type="float" office:value="3.31042355440947" calcext:value-type="float">
            <text:p>3.310</text:p>
          </table:table-cell>
          <table:table-cell office:value-type="float" office:value="3.31" calcext:value-type="float">
            <text:p>3.31</text:p>
          </table:table-cell>
          <table:table-cell table:number-columns-repeated="1021"/>
        </table:table-row>
        <table:table-row table:style-name="ro12">
          <table:table-cell table:style-name="ce50" office:value-type="string" calcext:value-type="string">
            <text:p>Alpha</text:p>
          </table:table-cell>
          <table:table-cell table:style-name="ce64" table:content-validation-name="val3" table:formula="of:=LEGACY.TDIST([.B16];[.B12]-1;1)" office:value-type="float" office:value="0.0148213464024632" calcext:value-type="float">
            <text:p>0.0148</text:p>
          </table:table-cell>
          <table:table-cell office:value-type="float" office:value="0.0148" calcext:value-type="float">
            <text:p>0.0148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13" table:number-rows-repeated="2">
          <table:table-cell table:number-columns-repeated="1024"/>
        </table:table-row>
        <table:table-row table:style-name="ro13">
          <table:table-cell table:style-name="ce54" office:value-type="string" calcext:value-type="string">
            <text:p>Val 1</text:p>
          </table:table-cell>
          <table:table-cell table:style-name="ce54" office:value-type="string" calcext:value-type="string">
            <text:p>Val 2</text:p>
          </table:table-cell>
          <table:table-cell table:style-name="ce66" office:value-type="string" calcext:value-type="string">
            <text:p>Val 3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00368" calcext:value-type="float">
            <text:p>3.68E-06</text:p>
          </table:table-cell>
          <table:table-cell table:style-name="ce67" table:content-validation-name="val2" office:value-type="float" office:value="2.194421556" calcext:value-type="float">
            <text:p>2.194421556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013" calcext:value-type="float">
            <text:p>1.30E-05</text:p>
          </table:table-cell>
          <table:table-cell table:style-name="ce67" table:content-validation-name="val2" office:value-type="float" office:value="2.223483945" calcext:value-type="float">
            <text:p>2.223483945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045" calcext:value-type="float">
            <text:p>4.50E-05</text:p>
          </table:table-cell>
          <table:table-cell table:style-name="ce67" table:content-validation-name="val2" office:value-type="float" office:value="2.196906981" calcext:value-type="float">
            <text:p>2.196906981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13" calcext:value-type="float">
            <text:p>1.30E-04</text:p>
          </table:table-cell>
          <table:table-cell table:style-name="ce67" table:content-validation-name="val2" office:value-type="float" office:value="2.237296139" calcext:value-type="float">
            <text:p>2.23729613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34" calcext:value-type="float">
            <text:p>3.40E-04</text:p>
          </table:table-cell>
          <table:table-cell table:style-name="ce67" table:content-validation-name="val2" office:value-type="float" office:value="2.226414389" calcext:value-type="float">
            <text:p>2.22641438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0797" calcext:value-type="float">
            <text:p>7.97E-04</text:p>
          </table:table-cell>
          <table:table-cell table:style-name="ce67" table:content-validation-name="val2" office:value-type="float" office:value="2.191359299" calcext:value-type="float">
            <text:p>2.19135929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165" calcext:value-type="float">
            <text:p>1.65E-03</text:p>
          </table:table-cell>
          <table:table-cell table:style-name="ce67" table:content-validation-name="val2" office:value-type="float" office:value="2.182827289" calcext:value-type="float">
            <text:p>2.18282728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3" calcext:value-type="float">
            <text:p>3.00E-03</text:p>
          </table:table-cell>
          <table:table-cell table:style-name="ce67" table:content-validation-name="val2" office:value-type="float" office:value="2.200009978" calcext:value-type="float">
            <text:p>2.200009978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1" calcext:value-type="float">
            <text:p>1.00E+00</text:p>
          </table:table-cell>
          <table:table-cell table:style-name="ce55" office:value-type="float" office:value="0.0055" calcext:value-type="float">
            <text:p>5.50E-03</text:p>
          </table:table-cell>
          <table:table-cell table:style-name="ce67" table:content-validation-name="val2" office:value-type="float" office:value="2.191713432" calcext:value-type="float">
            <text:p>2.191713432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0.8054" calcext:value-type="float">
            <text:p>8.05E-01</text:p>
          </table:table-cell>
          <table:table-cell table:style-name="ce55" office:value-type="float" office:value="0.0085" calcext:value-type="float">
            <text:p>8.50E-03</text:p>
          </table:table-cell>
          <table:table-cell table:style-name="ce67" table:content-validation-name="val2" office:value-type="float" office:value="2.18237697" calcext:value-type="float">
            <text:p>2.18237697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0.6486" calcext:value-type="float">
            <text:p>6.49E-01</text:p>
          </table:table-cell>
          <table:table-cell table:style-name="ce55" office:value-type="float" office:value="0.0128" calcext:value-type="float">
            <text:p>1.28E-02</text:p>
          </table:table-cell>
          <table:table-cell table:style-name="ce67" table:content-validation-name="val2" office:value-type="float" office:value="2.195750699" calcext:value-type="float">
            <text:p>2.195750699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0.5224" calcext:value-type="float">
            <text:p>5.22E-01</text:p>
          </table:table-cell>
          <table:table-cell table:style-name="ce55" office:value-type="float" office:value="0.021" calcext:value-type="float">
            <text:p>2.10E-02</text:p>
          </table:table-cell>
          <table:table-cell table:style-name="ce67" table:content-validation-name="val2" office:value-type="float" office:value="2.194979362" calcext:value-type="float">
            <text:p>2.194979362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0.4207" calcext:value-type="float">
            <text:p>4.21E-01</text:p>
          </table:table-cell>
          <table:table-cell table:style-name="ce55" office:value-type="float" office:value="0.03" calcext:value-type="float">
            <text:p>3.00E-02</text:p>
          </table:table-cell>
          <table:table-cell table:style-name="ce67" table:content-validation-name="val2" office:value-type="float" office:value="2.192207018" calcext:value-type="float">
            <text:p>2.192207018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0.3388" calcext:value-type="float">
            <text:p>3.39E-01</text:p>
          </table:table-cell>
          <table:table-cell table:style-name="ce55" office:value-type="float" office:value="0.041" calcext:value-type="float">
            <text:p>4.10E-02</text:p>
          </table:table-cell>
          <table:table-cell table:style-name="ce67" table:content-validation-name="val2" office:value-type="float" office:value="2.17737798" calcext:value-type="float">
            <text:p>2.17737798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0.2729" calcext:value-type="float">
            <text:p>2.73E-01</text:p>
          </table:table-cell>
          <table:table-cell table:style-name="ce55" office:value-type="float" office:value="0.053" calcext:value-type="float">
            <text:p>5.30E-02</text:p>
          </table:table-cell>
          <table:table-cell table:style-name="ce67" table:content-validation-name="val2" office:value-type="float" office:value="2.174411741" calcext:value-type="float">
            <text:p>2.174411741</text:p>
          </table:table-cell>
          <table:table-cell table:number-columns-repeated="3"/>
          <table:table-cell table:style-name="ce65"/>
          <table:table-cell table:number-columns-repeated="1017"/>
        </table:table-row>
        <table:table-row table:style-name="ro13">
          <table:table-cell table:style-name="ce55" office:value-type="float" office:value="0.2198" calcext:value-type="float">
            <text:p>2.20E-01</text:p>
          </table:table-cell>
          <table:table-cell table:style-name="ce55" office:value-type="float" office:value="0.0651" calcext:value-type="float">
            <text:p>6.51E-02</text:p>
          </table:table-cell>
          <table:table-cell table:style-name="ce67" table:content-validation-name="val2" office:value-type="float" office:value="2.179893182" calcext:value-type="float">
            <text:p>2.17989318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177" calcext:value-type="float">
            <text:p>1.77E-01</text:p>
          </table:table-cell>
          <table:table-cell table:style-name="ce55" office:value-type="float" office:value="0.084" calcext:value-type="float">
            <text:p>8.40E-02</text:p>
          </table:table-cell>
          <table:table-cell table:style-name="ce67" table:content-validation-name="val2" office:value-type="float" office:value="2.165492987" calcext:value-type="float">
            <text:p>2.16549298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1426" calcext:value-type="float">
            <text:p>1.43E-01</text:p>
          </table:table-cell>
          <table:table-cell table:style-name="ce55" office:value-type="float" office:value="0.097" calcext:value-type="float">
            <text:p>9.70E-02</text:p>
          </table:table-cell>
          <table:table-cell table:style-name="ce67" table:content-validation-name="val2" office:value-type="float" office:value="2.156706105" calcext:value-type="float">
            <text:p>2.15670610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1148" calcext:value-type="float">
            <text:p>1.15E-01</text:p>
          </table:table-cell>
          <table:table-cell table:style-name="ce55" office:value-type="float" office:value="0.12" calcext:value-type="float">
            <text:p>1.20E-01</text:p>
          </table:table-cell>
          <table:table-cell table:style-name="ce67" table:content-validation-name="val2" office:value-type="float" office:value="2.165456366" calcext:value-type="float">
            <text:p>2.16545636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9247" calcext:value-type="float">
            <text:p>9.25E-02</text:p>
          </table:table-cell>
          <table:table-cell table:style-name="ce55" office:value-type="float" office:value="0.145" calcext:value-type="float">
            <text:p>1.45E-01</text:p>
          </table:table-cell>
          <table:table-cell table:style-name="ce67" table:content-validation-name="val2" office:value-type="float" office:value="2.153151948" calcext:value-type="float">
            <text:p>2.15315194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7447" calcext:value-type="float">
            <text:p>7.45E-02</text:p>
          </table:table-cell>
          <table:table-cell table:style-name="ce55" office:value-type="float" office:value="0.171" calcext:value-type="float">
            <text:p>1.71E-01</text:p>
          </table:table-cell>
          <table:table-cell table:style-name="ce67" table:content-validation-name="val2" office:value-type="float" office:value="2.149391153" calcext:value-type="float">
            <text:p>2.14939115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5998" calcext:value-type="float">
            <text:p>6.00E-02</text:p>
          </table:table-cell>
          <table:table-cell table:style-name="ce55" office:value-type="float" office:value="0.195" calcext:value-type="float">
            <text:p>1.95E-01</text:p>
          </table:table-cell>
          <table:table-cell table:style-name="ce67" table:content-validation-name="val2" office:value-type="float" office:value="2.151449832" calcext:value-type="float">
            <text:p>2.15144983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4831" calcext:value-type="float">
            <text:p>4.83E-02</text:p>
          </table:table-cell>
          <table:table-cell table:style-name="ce55" office:value-type="float" office:value="0.215" calcext:value-type="float">
            <text:p>2.15E-01</text:p>
          </table:table-cell>
          <table:table-cell table:style-name="ce67" table:content-validation-name="val2" office:value-type="float" office:value="2.145217029" calcext:value-type="float">
            <text:p>2.14521702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389" calcext:value-type="float">
            <text:p>3.89E-02</text:p>
          </table:table-cell>
          <table:table-cell table:style-name="ce55" office:value-type="float" office:value="0.245" calcext:value-type="float">
            <text:p>2.45E-01</text:p>
          </table:table-cell>
          <table:table-cell table:style-name="ce67" table:content-validation-name="val2" office:value-type="float" office:value="2.134540191" calcext:value-type="float">
            <text:p>2.13454019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3133" calcext:value-type="float">
            <text:p>3.13E-02</text:p>
          </table:table-cell>
          <table:table-cell table:style-name="ce55" office:value-type="float" office:value="0.27" calcext:value-type="float">
            <text:p>2.70E-01</text:p>
          </table:table-cell>
          <table:table-cell table:style-name="ce67" table:content-validation-name="val2" office:value-type="float" office:value="2.138861534" calcext:value-type="float">
            <text:p>2.13886153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2523" calcext:value-type="float">
            <text:p>2.52E-02</text:p>
          </table:table-cell>
          <table:table-cell table:style-name="ce55" office:value-type="float" office:value="0.295" calcext:value-type="float">
            <text:p>2.95E-01</text:p>
          </table:table-cell>
          <table:table-cell table:style-name="ce67" table:content-validation-name="val2" office:value-type="float" office:value="2.127878018" calcext:value-type="float">
            <text:p>2.12787801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2032" calcext:value-type="float">
            <text:p>2.03E-02</text:p>
          </table:table-cell>
          <table:table-cell table:style-name="ce55" office:value-type="float" office:value="0.31" calcext:value-type="float">
            <text:p>3.10E-01</text:p>
          </table:table-cell>
          <table:table-cell table:style-name="ce67" table:content-validation-name="val2" office:value-type="float" office:value="2.115626715" calcext:value-type="float">
            <text:p>2.11562671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1637" calcext:value-type="float">
            <text:p>1.64E-02</text:p>
          </table:table-cell>
          <table:table-cell table:style-name="ce55" office:value-type="float" office:value="0.33" calcext:value-type="float">
            <text:p>3.30E-01</text:p>
          </table:table-cell>
          <table:table-cell table:style-name="ce67" table:content-validation-name="val2" office:value-type="float" office:value="2.113031808" calcext:value-type="float">
            <text:p>2.11303180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1318" calcext:value-type="float">
            <text:p>1.32E-02</text:p>
          </table:table-cell>
          <table:table-cell table:style-name="ce55" office:value-type="float" office:value="0.35" calcext:value-type="float">
            <text:p>3.50E-01</text:p>
          </table:table-cell>
          <table:table-cell table:style-name="ce67" table:content-validation-name="val2" office:value-type="float" office:value="2.105230757" calcext:value-type="float">
            <text:p>2.10523075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1062" calcext:value-type="float">
            <text:p>1.06E-02</text:p>
          </table:table-cell>
          <table:table-cell table:style-name="ce55" office:value-type="float" office:value="0.37" calcext:value-type="float">
            <text:p>3.70E-01</text:p>
          </table:table-cell>
          <table:table-cell table:style-name="ce67" table:content-validation-name="val2" office:value-type="float" office:value="2.084790688" calcext:value-type="float">
            <text:p>2.08479068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8551" calcext:value-type="float">
            <text:p>8.55E-03</text:p>
          </table:table-cell>
          <table:table-cell table:style-name="ce55" office:value-type="float" office:value="0.398" calcext:value-type="float">
            <text:p>3.98E-01</text:p>
          </table:table-cell>
          <table:table-cell table:style-name="ce67" table:content-validation-name="val2" office:value-type="float" office:value="2.079060689" calcext:value-type="float">
            <text:p>2.07906068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6887" calcext:value-type="float">
            <text:p>6.89E-03</text:p>
          </table:table-cell>
          <table:table-cell table:style-name="ce55" office:value-type="float" office:value="0.405" calcext:value-type="float">
            <text:p>4.05E-01</text:p>
          </table:table-cell>
          <table:table-cell table:style-name="ce67" table:content-validation-name="val2" office:value-type="float" office:value="2.059445022" calcext:value-type="float">
            <text:p>2.05944502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5546" calcext:value-type="float">
            <text:p>5.55E-03</text:p>
          </table:table-cell>
          <table:table-cell table:style-name="ce55" office:value-type="float" office:value="0.43" calcext:value-type="float">
            <text:p>4.30E-01</text:p>
          </table:table-cell>
          <table:table-cell table:style-name="ce67" table:content-validation-name="val2" office:value-type="float" office:value="2.04288804" calcext:value-type="float">
            <text:p>2.0428880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4467" calcext:value-type="float">
            <text:p>4.47E-03</text:p>
          </table:table-cell>
          <table:table-cell table:style-name="ce55" office:value-type="float" office:value="0.46" calcext:value-type="float">
            <text:p>4.60E-01</text:p>
          </table:table-cell>
          <table:table-cell table:style-name="ce67" table:content-validation-name="val2" office:value-type="float" office:value="2.03154769" calcext:value-type="float">
            <text:p>2.0315476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3597" calcext:value-type="float">
            <text:p>3.60E-03</text:p>
          </table:table-cell>
          <table:table-cell table:style-name="ce55" office:value-type="float" office:value="0.5" calcext:value-type="float">
            <text:p>5.00E-01</text:p>
          </table:table-cell>
          <table:table-cell table:style-name="ce67" table:content-validation-name="val2" office:value-type="float" office:value="2.016130907" calcext:value-type="float">
            <text:p>2.01613090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2897" calcext:value-type="float">
            <text:p>2.90E-03</text:p>
          </table:table-cell>
          <table:table-cell table:style-name="ce55" office:value-type="float" office:value="0.536" calcext:value-type="float">
            <text:p>5.36E-01</text:p>
          </table:table-cell>
          <table:table-cell table:style-name="ce67" table:content-validation-name="val2" office:value-type="float" office:value="1.99440945" calcext:value-type="float">
            <text:p>1.9944094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2333" calcext:value-type="float">
            <text:p>2.33E-03</text:p>
          </table:table-cell>
          <table:table-cell table:style-name="ce55" office:value-type="float" office:value="0.545" calcext:value-type="float">
            <text:p>5.45E-01</text:p>
          </table:table-cell>
          <table:table-cell table:style-name="ce67" table:content-validation-name="val2" office:value-type="float" office:value="1.96397343" calcext:value-type="float">
            <text:p>1.9639734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879" calcext:value-type="float">
            <text:p>1.88E-03</text:p>
          </table:table-cell>
          <table:table-cell table:style-name="ce55" office:value-type="float" office:value="0.565" calcext:value-type="float">
            <text:p>5.65E-01</text:p>
          </table:table-cell>
          <table:table-cell table:style-name="ce67" table:content-validation-name="val2" office:value-type="float" office:value="1.950788681" calcext:value-type="float">
            <text:p>1.95078868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462" calcext:value-type="float">
            <text:p>1.46E-03</text:p>
          </table:table-cell>
          <table:table-cell table:style-name="ce55" office:value-type="float" office:value="0.6" calcext:value-type="float">
            <text:p>6.00E-01</text:p>
          </table:table-cell>
          <table:table-cell table:style-name="ce67" table:content-validation-name="val2" office:value-type="float" office:value="1.93604829" calcext:value-type="float">
            <text:p>1.9360482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413" calcext:value-type="float">
            <text:p>1.41E-03</text:p>
          </table:table-cell>
          <table:table-cell table:style-name="ce55" office:value-type="float" office:value="0.615" calcext:value-type="float">
            <text:p>6.15E-01</text:p>
          </table:table-cell>
          <table:table-cell table:style-name="ce67" table:content-validation-name="val2" office:value-type="float" office:value="1.911406962" calcext:value-type="float">
            <text:p>1.91140696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365" calcext:value-type="float">
            <text:p>1.37E-03</text:p>
          </table:table-cell>
          <table:table-cell table:style-name="ce55" office:value-type="float" office:value="0.63" calcext:value-type="float">
            <text:p>6.30E-01</text:p>
          </table:table-cell>
          <table:table-cell table:style-name="ce67" table:content-validation-name="val2" office:value-type="float" office:value="1.895730414" calcext:value-type="float">
            <text:p>1.89573041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318" calcext:value-type="float">
            <text:p>1.32E-03</text:p>
          </table:table-cell>
          <table:table-cell table:style-name="ce55" office:value-type="float" office:value="0.635" calcext:value-type="float">
            <text:p>6.35E-01</text:p>
          </table:table-cell>
          <table:table-cell table:style-name="ce67" table:content-validation-name="val2" office:value-type="float" office:value="1.871557087" calcext:value-type="float">
            <text:p>1.87155708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274" calcext:value-type="float">
            <text:p>1.27E-03</text:p>
          </table:table-cell>
          <table:table-cell table:style-name="ce55" office:value-type="float" office:value="0.637" calcext:value-type="float">
            <text:p>6.37E-01</text:p>
          </table:table-cell>
          <table:table-cell table:style-name="ce67" table:content-validation-name="val2" office:value-type="float" office:value="1.845362326" calcext:value-type="float">
            <text:p>1.84536232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23" calcext:value-type="float">
            <text:p>1.23E-03</text:p>
          </table:table-cell>
          <table:table-cell table:style-name="ce55" office:value-type="float" office:value="0.642" calcext:value-type="float">
            <text:p>6.42E-01</text:p>
          </table:table-cell>
          <table:table-cell table:style-name="ce67" table:content-validation-name="val2" office:value-type="float" office:value="1.82838504" calcext:value-type="float">
            <text:p>1.8283850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189" calcext:value-type="float">
            <text:p>1.19E-03</text:p>
          </table:table-cell>
          <table:table-cell table:style-name="ce55" office:value-type="float" office:value="0.647" calcext:value-type="float">
            <text:p>6.47E-01</text:p>
          </table:table-cell>
          <table:table-cell table:style-name="ce67" table:content-validation-name="val2" office:value-type="float" office:value="1.810460875" calcext:value-type="float">
            <text:p>1.81046087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148" calcext:value-type="float">
            <text:p>1.15E-03</text:p>
          </table:table-cell>
          <table:table-cell table:style-name="ce55" office:value-type="float" office:value="0.65" calcext:value-type="float">
            <text:p>6.50E-01</text:p>
          </table:table-cell>
          <table:table-cell table:style-name="ce67" table:content-validation-name="val2" office:value-type="float" office:value="1.791631614" calcext:value-type="float">
            <text:p>1.79163161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109" calcext:value-type="float">
            <text:p>1.11E-03</text:p>
          </table:table-cell>
          <table:table-cell table:style-name="ce55" office:value-type="float" office:value="0.652" calcext:value-type="float">
            <text:p>6.52E-01</text:p>
          </table:table-cell>
          <table:table-cell table:style-name="ce67" table:content-validation-name="val2" office:value-type="float" office:value="1.775670816" calcext:value-type="float">
            <text:p>1.77567081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072" calcext:value-type="float">
            <text:p>1.07E-03</text:p>
          </table:table-cell>
          <table:table-cell table:style-name="ce55" office:value-type="float" office:value="0.66" calcext:value-type="float">
            <text:p>6.60E-01</text:p>
          </table:table-cell>
          <table:table-cell table:style-name="ce67" table:content-validation-name="val2" office:value-type="float" office:value="1.760520702" calcext:value-type="float">
            <text:p>1.76052070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035" calcext:value-type="float">
            <text:p>1.04E-03</text:p>
          </table:table-cell>
          <table:table-cell table:style-name="ce55" office:value-type="float" office:value="0.67" calcext:value-type="float">
            <text:p>6.70E-01</text:p>
          </table:table-cell>
          <table:table-cell table:style-name="ce67" table:content-validation-name="val2" office:value-type="float" office:value="1.738512148" calcext:value-type="float">
            <text:p>1.73851214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1" calcext:value-type="float">
            <text:p>1.00E-03</text:p>
          </table:table-cell>
          <table:table-cell table:style-name="ce55" office:value-type="float" office:value="0.675" calcext:value-type="float">
            <text:p>6.75E-01</text:p>
          </table:table-cell>
          <table:table-cell table:style-name="ce67" table:content-validation-name="val2" office:value-type="float" office:value="1.723378803" calcext:value-type="float">
            <text:p>1.72337880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9661" calcext:value-type="float">
            <text:p>9.66E-04</text:p>
          </table:table-cell>
          <table:table-cell table:style-name="ce55" office:value-type="float" office:value="0.68" calcext:value-type="float">
            <text:p>6.80E-01</text:p>
          </table:table-cell>
          <table:table-cell table:style-name="ce67" table:content-validation-name="val2" office:value-type="float" office:value="1.703580495" calcext:value-type="float">
            <text:p>1.70358049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9333" calcext:value-type="float">
            <text:p>9.33E-04</text:p>
          </table:table-cell>
          <table:table-cell table:style-name="ce55" office:value-type="float" office:value="0.682" calcext:value-type="float">
            <text:p>6.82E-01</text:p>
          </table:table-cell>
          <table:table-cell table:style-name="ce67" table:content-validation-name="val2" office:value-type="float" office:value="1.69295404" calcext:value-type="float">
            <text:p>1.6929540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9016" calcext:value-type="float">
            <text:p>9.02E-04</text:p>
          </table:table-cell>
          <table:table-cell table:style-name="ce55" office:value-type="float" office:value="0.684" calcext:value-type="float">
            <text:p>6.84E-01</text:p>
          </table:table-cell>
          <table:table-cell table:style-name="ce67" table:content-validation-name="val2" office:value-type="float" office:value="1.677276977" calcext:value-type="float">
            <text:p>1.67727697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871" calcext:value-type="float">
            <text:p>8.71E-04</text:p>
          </table:table-cell>
          <table:table-cell table:style-name="ce55" office:value-type="float" office:value="0.686" calcext:value-type="float">
            <text:p>6.86E-01</text:p>
          </table:table-cell>
          <table:table-cell table:style-name="ce67" table:content-validation-name="val2" office:value-type="float" office:value="1.65891614" calcext:value-type="float">
            <text:p>1.6589161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8414" calcext:value-type="float">
            <text:p>8.41E-04</text:p>
          </table:table-cell>
          <table:table-cell table:style-name="ce55" office:value-type="float" office:value="0.688" calcext:value-type="float">
            <text:p>6.88E-01</text:p>
          </table:table-cell>
          <table:table-cell table:style-name="ce67" table:content-validation-name="val2" office:value-type="float" office:value="1.645190952" calcext:value-type="float">
            <text:p>1.64519095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8128" calcext:value-type="float">
            <text:p>8.13E-04</text:p>
          </table:table-cell>
          <table:table-cell table:style-name="ce55" office:value-type="float" office:value="0.69" calcext:value-type="float">
            <text:p>6.90E-01</text:p>
          </table:table-cell>
          <table:table-cell table:style-name="ce67" table:content-validation-name="val2" office:value-type="float" office:value="1.633839618" calcext:value-type="float">
            <text:p>1.63383961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7852" calcext:value-type="float">
            <text:p>7.85E-04</text:p>
          </table:table-cell>
          <table:table-cell table:style-name="ce55" office:value-type="float" office:value="0.692" calcext:value-type="float">
            <text:p>6.92E-01</text:p>
          </table:table-cell>
          <table:table-cell table:style-name="ce67" table:content-validation-name="val2" office:value-type="float" office:value="1.622012653" calcext:value-type="float">
            <text:p>1.62201265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7586" calcext:value-type="float">
            <text:p>7.59E-04</text:p>
          </table:table-cell>
          <table:table-cell table:style-name="ce55" office:value-type="float" office:value="0.694" calcext:value-type="float">
            <text:p>6.94E-01</text:p>
          </table:table-cell>
          <table:table-cell table:style-name="ce67" table:content-validation-name="val2" office:value-type="float" office:value="1.608154516" calcext:value-type="float">
            <text:p>1.60815451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7328" calcext:value-type="float">
            <text:p>7.33E-04</text:p>
          </table:table-cell>
          <table:table-cell table:style-name="ce55" office:value-type="float" office:value="0.696" calcext:value-type="float">
            <text:p>6.96E-01</text:p>
          </table:table-cell>
          <table:table-cell table:style-name="ce67" table:content-validation-name="val2" office:value-type="float" office:value="1.596288832" calcext:value-type="float">
            <text:p>1.59628883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7079" calcext:value-type="float">
            <text:p>7.08E-04</text:p>
          </table:table-cell>
          <table:table-cell table:style-name="ce55" office:value-type="float" office:value="0.698" calcext:value-type="float">
            <text:p>6.98E-01</text:p>
          </table:table-cell>
          <table:table-cell table:style-name="ce67" table:content-validation-name="val2" office:value-type="float" office:value="1.58595251" calcext:value-type="float">
            <text:p>1.5859525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6839" calcext:value-type="float">
            <text:p>6.84E-04</text:p>
          </table:table-cell>
          <table:table-cell table:style-name="ce55" office:value-type="float" office:value="0.7" calcext:value-type="float">
            <text:p>7.00E-01</text:p>
          </table:table-cell>
          <table:table-cell table:style-name="ce67" table:content-validation-name="val2" office:value-type="float" office:value="1.574732423" calcext:value-type="float">
            <text:p>1.57473242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6607" calcext:value-type="float">
            <text:p>6.61E-04</text:p>
          </table:table-cell>
          <table:table-cell table:style-name="ce55" office:value-type="float" office:value="0.702" calcext:value-type="float">
            <text:p>7.02E-01</text:p>
          </table:table-cell>
          <table:table-cell table:style-name="ce67" table:content-validation-name="val2" office:value-type="float" office:value="1.563018038" calcext:value-type="float">
            <text:p>1.56301803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6383" calcext:value-type="float">
            <text:p>6.38E-04</text:p>
          </table:table-cell>
          <table:table-cell table:style-name="ce55" office:value-type="float" office:value="0.704" calcext:value-type="float">
            <text:p>7.04E-01</text:p>
          </table:table-cell>
          <table:table-cell table:style-name="ce67" table:content-validation-name="val2" office:value-type="float" office:value="1.553753123" calcext:value-type="float">
            <text:p>1.55375312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6166" calcext:value-type="float">
            <text:p>6.17E-04</text:p>
          </table:table-cell>
          <table:table-cell table:style-name="ce55" office:value-type="float" office:value="0.706" calcext:value-type="float">
            <text:p>7.06E-01</text:p>
          </table:table-cell>
          <table:table-cell table:style-name="ce67" table:content-validation-name="val2" office:value-type="float" office:value="1.545721304" calcext:value-type="float">
            <text:p>1.54572130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5957" calcext:value-type="float">
            <text:p>5.96E-04</text:p>
          </table:table-cell>
          <table:table-cell table:style-name="ce55" office:value-type="float" office:value="0.708" calcext:value-type="float">
            <text:p>7.08E-01</text:p>
          </table:table-cell>
          <table:table-cell table:style-name="ce67" table:content-validation-name="val2" office:value-type="float" office:value="1.536251943" calcext:value-type="float">
            <text:p>1.53625194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5754" calcext:value-type="float">
            <text:p>5.75E-04</text:p>
          </table:table-cell>
          <table:table-cell table:style-name="ce55" office:value-type="float" office:value="0.71" calcext:value-type="float">
            <text:p>7.10E-01</text:p>
          </table:table-cell>
          <table:table-cell table:style-name="ce67" table:content-validation-name="val2" office:value-type="float" office:value="1.529901584" calcext:value-type="float">
            <text:p>1.52990158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5559" calcext:value-type="float">
            <text:p>5.56E-04</text:p>
          </table:table-cell>
          <table:table-cell table:style-name="ce55" office:value-type="float" office:value="0.714" calcext:value-type="float">
            <text:p>7.14E-01</text:p>
          </table:table-cell>
          <table:table-cell table:style-name="ce67" table:content-validation-name="val2" office:value-type="float" office:value="1.519983661" calcext:value-type="float">
            <text:p>1.51998366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537" calcext:value-type="float">
            <text:p>5.37E-04</text:p>
          </table:table-cell>
          <table:table-cell table:style-name="ce55" office:value-type="float" office:value="0.718" calcext:value-type="float">
            <text:p>7.18E-01</text:p>
          </table:table-cell>
          <table:table-cell table:style-name="ce67" table:content-validation-name="val2" office:value-type="float" office:value="1.513746757" calcext:value-type="float">
            <text:p>1.51374675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5188" calcext:value-type="float">
            <text:p>5.19E-04</text:p>
          </table:table-cell>
          <table:table-cell table:style-name="ce55" office:value-type="float" office:value="0.722" calcext:value-type="float">
            <text:p>7.22E-01</text:p>
          </table:table-cell>
          <table:table-cell table:style-name="ce67" table:content-validation-name="val2" office:value-type="float" office:value="1.506767965" calcext:value-type="float">
            <text:p>1.50676796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5012" calcext:value-type="float">
            <text:p>5.01E-04</text:p>
          </table:table-cell>
          <table:table-cell table:style-name="ce55" office:value-type="float" office:value="0.726" calcext:value-type="float">
            <text:p>7.26E-01</text:p>
          </table:table-cell>
          <table:table-cell table:style-name="ce67" table:content-validation-name="val2" office:value-type="float" office:value="1.497082784" calcext:value-type="float">
            <text:p>1.49708278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4842" calcext:value-type="float">
            <text:p>4.84E-04</text:p>
          </table:table-cell>
          <table:table-cell table:style-name="ce55" office:value-type="float" office:value="0.73" calcext:value-type="float">
            <text:p>7.30E-01</text:p>
          </table:table-cell>
          <table:table-cell table:style-name="ce67" table:content-validation-name="val2" office:value-type="float" office:value="1.491126876" calcext:value-type="float">
            <text:p>1.49112687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4677" calcext:value-type="float">
            <text:p>4.68E-04</text:p>
          </table:table-cell>
          <table:table-cell table:style-name="ce55" office:value-type="float" office:value="0.734" calcext:value-type="float">
            <text:p>7.34E-01</text:p>
          </table:table-cell>
          <table:table-cell table:style-name="ce67" table:content-validation-name="val2" office:value-type="float" office:value="1.489414248" calcext:value-type="float">
            <text:p>1.48941424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4519" calcext:value-type="float">
            <text:p>4.52E-04</text:p>
          </table:table-cell>
          <table:table-cell table:style-name="ce55" office:value-type="float" office:value="0.738" calcext:value-type="float">
            <text:p>7.38E-01</text:p>
          </table:table-cell>
          <table:table-cell table:style-name="ce67" table:content-validation-name="val2" office:value-type="float" office:value="1.476971066" calcext:value-type="float">
            <text:p>1.47697106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4365" calcext:value-type="float">
            <text:p>4.37E-04</text:p>
          </table:table-cell>
          <table:table-cell table:style-name="ce55" office:value-type="float" office:value="0.742" calcext:value-type="float">
            <text:p>7.42E-01</text:p>
          </table:table-cell>
          <table:table-cell table:style-name="ce67" table:content-validation-name="val2" office:value-type="float" office:value="1.470053246" calcext:value-type="float">
            <text:p>1.47005324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4217" calcext:value-type="float">
            <text:p>4.22E-04</text:p>
          </table:table-cell>
          <table:table-cell table:style-name="ce55" office:value-type="float" office:value="0.746" calcext:value-type="float">
            <text:p>7.46E-01</text:p>
          </table:table-cell>
          <table:table-cell table:style-name="ce67" table:content-validation-name="val2" office:value-type="float" office:value="1.462271944" calcext:value-type="float">
            <text:p>1.46227194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4074" calcext:value-type="float">
            <text:p>4.07E-04</text:p>
          </table:table-cell>
          <table:table-cell table:style-name="ce55" office:value-type="float" office:value="0.75" calcext:value-type="float">
            <text:p>7.50E-01</text:p>
          </table:table-cell>
          <table:table-cell table:style-name="ce67" table:content-validation-name="val2" office:value-type="float" office:value="1.452326162" calcext:value-type="float">
            <text:p>1.45232616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3936" calcext:value-type="float">
            <text:p>3.94E-04</text:p>
          </table:table-cell>
          <table:table-cell table:style-name="ce55" office:value-type="float" office:value="0.753" calcext:value-type="float">
            <text:p>7.53E-01</text:p>
          </table:table-cell>
          <table:table-cell table:style-name="ce67" table:content-validation-name="val2" office:value-type="float" office:value="1.445606747" calcext:value-type="float">
            <text:p>1.44560674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3802" calcext:value-type="float">
            <text:p>3.80E-04</text:p>
          </table:table-cell>
          <table:table-cell table:style-name="ce55" office:value-type="float" office:value="0.76" calcext:value-type="float">
            <text:p>7.60E-01</text:p>
          </table:table-cell>
          <table:table-cell table:style-name="ce67" table:content-validation-name="val2" office:value-type="float" office:value="1.432769377" calcext:value-type="float">
            <text:p>1.43276937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3673" calcext:value-type="float">
            <text:p>3.67E-04</text:p>
          </table:table-cell>
          <table:table-cell table:style-name="ce55" office:value-type="float" office:value="0.77" calcext:value-type="float">
            <text:p>7.70E-01</text:p>
          </table:table-cell>
          <table:table-cell table:style-name="ce67" table:content-validation-name="val2" office:value-type="float" office:value="1.42081327" calcext:value-type="float">
            <text:p>1.4208132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3548" calcext:value-type="float">
            <text:p>3.55E-04</text:p>
          </table:table-cell>
          <table:table-cell table:style-name="ce55" office:value-type="float" office:value="0.775" calcext:value-type="float">
            <text:p>7.75E-01</text:p>
          </table:table-cell>
          <table:table-cell table:style-name="ce67" table:content-validation-name="val2" office:value-type="float" office:value="1.40684589" calcext:value-type="float">
            <text:p>1.4068458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3428" calcext:value-type="float">
            <text:p>3.43E-04</text:p>
          </table:table-cell>
          <table:table-cell table:style-name="ce55" office:value-type="float" office:value="0.78" calcext:value-type="float">
            <text:p>7.80E-01</text:p>
          </table:table-cell>
          <table:table-cell table:style-name="ce67" table:content-validation-name="val2" office:value-type="float" office:value="1.390198614" calcext:value-type="float">
            <text:p>1.39019861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3311" calcext:value-type="float">
            <text:p>3.31E-04</text:p>
          </table:table-cell>
          <table:table-cell table:style-name="ce55" office:value-type="float" office:value="0.784" calcext:value-type="float">
            <text:p>7.84E-01</text:p>
          </table:table-cell>
          <table:table-cell table:style-name="ce67" table:content-validation-name="val2" office:value-type="float" office:value="1.374914196" calcext:value-type="float">
            <text:p>1.37491419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3199" calcext:value-type="float">
            <text:p>3.20E-04</text:p>
          </table:table-cell>
          <table:table-cell table:style-name="ce55" office:value-type="float" office:value="0.788" calcext:value-type="float">
            <text:p>7.88E-01</text:p>
          </table:table-cell>
          <table:table-cell table:style-name="ce67" table:content-validation-name="val2" office:value-type="float" office:value="1.357970057" calcext:value-type="float">
            <text:p>1.35797005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309" calcext:value-type="float">
            <text:p>3.09E-04</text:p>
          </table:table-cell>
          <table:table-cell table:style-name="ce55" office:value-type="float" office:value="0.792" calcext:value-type="float">
            <text:p>7.92E-01</text:p>
          </table:table-cell>
          <table:table-cell table:style-name="ce67" table:content-validation-name="val2" office:value-type="float" office:value="1.33488902" calcext:value-type="float">
            <text:p>1.3348890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985" calcext:value-type="float">
            <text:p>2.99E-04</text:p>
          </table:table-cell>
          <table:table-cell table:style-name="ce55" office:value-type="float" office:value="0.796" calcext:value-type="float">
            <text:p>7.96E-01</text:p>
          </table:table-cell>
          <table:table-cell table:style-name="ce67" table:content-validation-name="val2" office:value-type="float" office:value="1.315275128" calcext:value-type="float">
            <text:p>1.31527512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884" calcext:value-type="float">
            <text:p>2.88E-04</text:p>
          </table:table-cell>
          <table:table-cell table:style-name="ce55" office:value-type="float" office:value="0.8" calcext:value-type="float">
            <text:p>8.00E-01</text:p>
          </table:table-cell>
          <table:table-cell table:style-name="ce67" table:content-validation-name="val2" office:value-type="float" office:value="1.296562052" calcext:value-type="float">
            <text:p>1.29656205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786" calcext:value-type="float">
            <text:p>2.79E-04</text:p>
          </table:table-cell>
          <table:table-cell table:style-name="ce55" office:value-type="float" office:value="0.806" calcext:value-type="float">
            <text:p>8.06E-01</text:p>
          </table:table-cell>
          <table:table-cell table:style-name="ce67" table:content-validation-name="val2" office:value-type="float" office:value="1.277370606" calcext:value-type="float">
            <text:p>1.27737060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692" calcext:value-type="float">
            <text:p>2.69E-04</text:p>
          </table:table-cell>
          <table:table-cell table:style-name="ce55" office:value-type="float" office:value="0.812" calcext:value-type="float">
            <text:p>8.12E-01</text:p>
          </table:table-cell>
          <table:table-cell table:style-name="ce67" table:content-validation-name="val2" office:value-type="float" office:value="1.260489433" calcext:value-type="float">
            <text:p>1.26048943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6" calcext:value-type="float">
            <text:p>2.60E-04</text:p>
          </table:table-cell>
          <table:table-cell table:style-name="ce55" office:value-type="float" office:value="0.818" calcext:value-type="float">
            <text:p>8.18E-01</text:p>
          </table:table-cell>
          <table:table-cell table:style-name="ce67" table:content-validation-name="val2" office:value-type="float" office:value="1.247380836" calcext:value-type="float">
            <text:p>1.24738083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512" calcext:value-type="float">
            <text:p>2.51E-04</text:p>
          </table:table-cell>
          <table:table-cell table:style-name="ce55" office:value-type="float" office:value="0.825" calcext:value-type="float">
            <text:p>8.25E-01</text:p>
          </table:table-cell>
          <table:table-cell table:style-name="ce67" table:content-validation-name="val2" office:value-type="float" office:value="1.232152802" calcext:value-type="float">
            <text:p>1.23215280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427" calcext:value-type="float">
            <text:p>2.43E-04</text:p>
          </table:table-cell>
          <table:table-cell table:style-name="ce55" office:value-type="float" office:value="0.83" calcext:value-type="float">
            <text:p>8.30E-01</text:p>
          </table:table-cell>
          <table:table-cell table:style-name="ce67" table:content-validation-name="val2" office:value-type="float" office:value="1.221715333" calcext:value-type="float">
            <text:p>1.22171533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344" calcext:value-type="float">
            <text:p>2.34E-04</text:p>
          </table:table-cell>
          <table:table-cell table:style-name="ce55" office:value-type="float" office:value="0.835" calcext:value-type="float">
            <text:p>8.35E-01</text:p>
          </table:table-cell>
          <table:table-cell table:style-name="ce67" table:content-validation-name="val2" office:value-type="float" office:value="1.211563232" calcext:value-type="float">
            <text:p>1.21156323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265" calcext:value-type="float">
            <text:p>2.27E-04</text:p>
          </table:table-cell>
          <table:table-cell table:style-name="ce55" office:value-type="float" office:value="0.84" calcext:value-type="float">
            <text:p>8.40E-01</text:p>
          </table:table-cell>
          <table:table-cell table:style-name="ce67" table:content-validation-name="val2" office:value-type="float" office:value="1.198790733" calcext:value-type="float">
            <text:p>1.19879073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188" calcext:value-type="float">
            <text:p>2.19E-04</text:p>
          </table:table-cell>
          <table:table-cell table:style-name="ce55" office:value-type="float" office:value="0.848" calcext:value-type="float">
            <text:p>8.48E-01</text:p>
          </table:table-cell>
          <table:table-cell table:style-name="ce67" table:content-validation-name="val2" office:value-type="float" office:value="1.18891207" calcext:value-type="float">
            <text:p>1.1889120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113" calcext:value-type="float">
            <text:p>2.11E-04</text:p>
          </table:table-cell>
          <table:table-cell table:style-name="ce55" office:value-type="float" office:value="0.855" calcext:value-type="float">
            <text:p>8.55E-01</text:p>
          </table:table-cell>
          <table:table-cell table:style-name="ce67" table:content-validation-name="val2" office:value-type="float" office:value="1.181814852" calcext:value-type="float">
            <text:p>1.18181485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2042" calcext:value-type="float">
            <text:p>2.04E-04</text:p>
          </table:table-cell>
          <table:table-cell table:style-name="ce55" office:value-type="float" office:value="0.86" calcext:value-type="float">
            <text:p>8.60E-01</text:p>
          </table:table-cell>
          <table:table-cell table:style-name="ce67" table:content-validation-name="val2" office:value-type="float" office:value="1.173459933" calcext:value-type="float">
            <text:p>1.17345993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972" calcext:value-type="float">
            <text:p>1.97E-04</text:p>
          </table:table-cell>
          <table:table-cell table:style-name="ce55" office:value-type="float" office:value="0.865" calcext:value-type="float">
            <text:p>8.65E-01</text:p>
          </table:table-cell>
          <table:table-cell table:style-name="ce67" table:content-validation-name="val2" office:value-type="float" office:value="1.16320447" calcext:value-type="float">
            <text:p>1.16320447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905" calcext:value-type="float">
            <text:p>1.91E-04</text:p>
          </table:table-cell>
          <table:table-cell table:style-name="ce55" office:value-type="float" office:value="0.875" calcext:value-type="float">
            <text:p>8.75E-01</text:p>
          </table:table-cell>
          <table:table-cell table:style-name="ce67" table:content-validation-name="val2" office:value-type="float" office:value="1.153701723" calcext:value-type="float">
            <text:p>1.153701723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841" calcext:value-type="float">
            <text:p>1.84E-04</text:p>
          </table:table-cell>
          <table:table-cell table:style-name="ce55" office:value-type="float" office:value="0.882" calcext:value-type="float">
            <text:p>8.82E-01</text:p>
          </table:table-cell>
          <table:table-cell table:style-name="ce67" table:content-validation-name="val2" office:value-type="float" office:value="1.145490688" calcext:value-type="float">
            <text:p>1.14549068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778" calcext:value-type="float">
            <text:p>1.78E-04</text:p>
          </table:table-cell>
          <table:table-cell table:style-name="ce55" office:value-type="float" office:value="0.886" calcext:value-type="float">
            <text:p>8.86E-01</text:p>
          </table:table-cell>
          <table:table-cell table:style-name="ce67" table:content-validation-name="val2" office:value-type="float" office:value="1.135646911" calcext:value-type="float">
            <text:p>1.13564691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718" calcext:value-type="float">
            <text:p>1.72E-04</text:p>
          </table:table-cell>
          <table:table-cell table:style-name="ce55" office:value-type="float" office:value="0.9" calcext:value-type="float">
            <text:p>9.00E-01</text:p>
          </table:table-cell>
          <table:table-cell table:style-name="ce67" table:content-validation-name="val2" office:value-type="float" office:value="1.128971089" calcext:value-type="float">
            <text:p>1.128971089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66" calcext:value-type="float">
            <text:p>1.66E-04</text:p>
          </table:table-cell>
          <table:table-cell table:style-name="ce55" office:value-type="float" office:value="0.906" calcext:value-type="float">
            <text:p>9.06E-01</text:p>
          </table:table-cell>
          <table:table-cell table:style-name="ce67" table:content-validation-name="val2" office:value-type="float" office:value="1.123255232" calcext:value-type="float">
            <text:p>1.123255232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603" calcext:value-type="float">
            <text:p>1.60E-04</text:p>
          </table:table-cell>
          <table:table-cell table:style-name="ce55" office:value-type="float" office:value="0.912" calcext:value-type="float">
            <text:p>9.12E-01</text:p>
          </table:table-cell>
          <table:table-cell table:style-name="ce67" table:content-validation-name="val2" office:value-type="float" office:value="1.111998651" calcext:value-type="float">
            <text:p>1.11199865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549" calcext:value-type="float">
            <text:p>1.55E-04</text:p>
          </table:table-cell>
          <table:table-cell table:style-name="ce55" office:value-type="float" office:value="0.918" calcext:value-type="float">
            <text:p>9.18E-01</text:p>
          </table:table-cell>
          <table:table-cell table:style-name="ce67" table:content-validation-name="val2" office:value-type="float" office:value="1.105006055" calcext:value-type="float">
            <text:p>1.10500605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496" calcext:value-type="float">
            <text:p>1.50E-04</text:p>
          </table:table-cell>
          <table:table-cell table:style-name="ce55" office:value-type="float" office:value="0.925" calcext:value-type="float">
            <text:p>9.25E-01</text:p>
          </table:table-cell>
          <table:table-cell table:style-name="ce67" table:content-validation-name="val2" office:value-type="float" office:value="1.099807325" calcext:value-type="float">
            <text:p>1.09980732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445" calcext:value-type="float">
            <text:p>1.45E-04</text:p>
          </table:table-cell>
          <table:table-cell table:style-name="ce55" office:value-type="float" office:value="0.93" calcext:value-type="float">
            <text:p>9.30E-01</text:p>
          </table:table-cell>
          <table:table-cell table:style-name="ce67" table:content-validation-name="val2" office:value-type="float" office:value="1.093920776" calcext:value-type="float">
            <text:p>1.093920776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396" calcext:value-type="float">
            <text:p>1.40E-04</text:p>
          </table:table-cell>
          <table:table-cell table:style-name="ce55" office:value-type="float" office:value="0.935" calcext:value-type="float">
            <text:p>9.35E-01</text:p>
          </table:table-cell>
          <table:table-cell table:style-name="ce67" table:content-validation-name="val2" office:value-type="float" office:value="1.08625141" calcext:value-type="float">
            <text:p>1.08625141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349" calcext:value-type="float">
            <text:p>1.35E-04</text:p>
          </table:table-cell>
          <table:table-cell table:style-name="ce55" office:value-type="float" office:value="0.942" calcext:value-type="float">
            <text:p>9.42E-01</text:p>
          </table:table-cell>
          <table:table-cell table:style-name="ce67" table:content-validation-name="val2" office:value-type="float" office:value="1.079005078" calcext:value-type="float">
            <text:p>1.07900507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303" calcext:value-type="float">
            <text:p>1.30E-04</text:p>
          </table:table-cell>
          <table:table-cell table:style-name="ce55" office:value-type="float" office:value="0.954" calcext:value-type="float">
            <text:p>9.54E-01</text:p>
          </table:table-cell>
          <table:table-cell table:style-name="ce67" table:content-validation-name="val2" office:value-type="float" office:value="1.074543464" calcext:value-type="float">
            <text:p>1.074543464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259" calcext:value-type="float">
            <text:p>1.26E-04</text:p>
          </table:table-cell>
          <table:table-cell table:style-name="ce55" office:value-type="float" office:value="0.962" calcext:value-type="float">
            <text:p>9.62E-01</text:p>
          </table:table-cell>
          <table:table-cell table:style-name="ce67" table:content-validation-name="val2" office:value-type="float" office:value="1.071198215" calcext:value-type="float">
            <text:p>1.071198215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>
          <table:table-cell table:style-name="ce55" office:value-type="float" office:value="0.0001216" calcext:value-type="float">
            <text:p>1.22E-04</text:p>
          </table:table-cell>
          <table:table-cell table:style-name="ce55" office:value-type="float" office:value="0.97" calcext:value-type="float">
            <text:p>9.70E-01</text:p>
          </table:table-cell>
          <table:table-cell table:style-name="ce67" table:content-validation-name="val2" office:value-type="float" office:value="1.066743368" calcext:value-type="float">
            <text:p>1.066743368</text:p>
          </table:table-cell>
          <table:table-cell table:number-columns-repeated="3"/>
          <table:table-cell table:style-name="ce68"/>
          <table:table-cell table:number-columns-repeated="1017"/>
        </table:table-row>
        <table:table-row table:style-name="ro13" table:number-rows-repeated="104844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1" svg:font-family="Arial"/>
    <style:font-face style:name="Calibri" svg:font-family="Calibri"/>
    <style:font-face style:name="Liberation Sans" svg:font-family="'Liberation Sans'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0">
      <number:number number:decimal-places="2" number:min-integer-digits="1" number:grouping="true"/>
      <number:text>    </number:text>
    </number:number-style>
    <number:number-style style:name="N121">
      <number:text>-</number:text>
      <number:number number:decimal-places="2" number:min-integer-digits="1" number:grouping="true"/>
      <number:text>    </number:text>
    </number:number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currency-style style:name="N202P0" style:volatile="true"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1" style:volatile="true">
      <number:text>-</number:text>
      <number:number number:decimal-places="0" number:min-integer-digits="3">
        <number:embedded-text number:position="5"> </number:embedded-text>
      </number:number>
      <number:text> </number:text>
      <number:currency-symbol number:language="fr" number:country="FR">€</number:currency-symbol>
      <number:text> </number:text>
    </number:currency-style>
    <number:currency-style style:name="N202P2" style:volatile="true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currency-style style:name="N203">
      <number:currency-symbol>$</number:currency-symbol>
      <number:number number:decimal-places="2" number:min-integer-digits="1" number:grouping="true"/>
    </number:currency-style>
    <number:number-style style:name="N204">
      <number:scientific-number number:decimal-places="2" number:min-integer-digits="1" number:min-exponent-digits="1"/>
    </number:number-style>
    <number:currency-style style:name="N205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206P0" style:volatile="true">
      <number:currency-symbol>$</number:currency-symbol>
      <number:number number:decimal-places="2" number:min-integer-digits="1" number:grouping="true"/>
    </number:currency-style>
    <number:currency-style style:name="N206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206">
      <number:text/>
      <style:map style:condition="value()&gt;=0" style:apply-style-name="N206P0"/>
      <style:map style:condition="value()&lt;0" style:apply-style-name="N206P1"/>
    </number:number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">
      <number:text/>
      <style:map style:condition="value()&gt;0" style:apply-style-name="N207P0"/>
      <style:map style:condition="value()&lt;0" style:apply-style-name="N207P1"/>
    </number:number-style>
    <number:number-style style:name="N208">
      <number:number number:decimal-places="12" number:min-integer-digits="1"/>
    </number:number-style>
    <number:number-style style:name="N209">
      <number:number number:decimal-places="11" number:min-integer-digits="1"/>
    </number:number-style>
    <number:number-style style:name="N210">
      <number:number number:decimal-places="10" number:min-integer-digits="1"/>
    </number:number-style>
    <number:number-style style:name="N211">
      <number:number number:decimal-places="9" number:min-integer-digits="1"/>
    </number:number-style>
    <number:percentage-style style:name="N212">
      <number:number number:decimal-places="1" number:min-integer-digits="1"/>
      <number:text>%</number:text>
    </number:percentage-style>
    <number:percentage-style style:name="N213">
      <number:number number:decimal-places="3" number:min-integer-digits="1"/>
      <number:text>%</number:text>
    </number:percentag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number:currency-style style:name="N10124" number:language="fr" number:country="FR">
      <number:text> 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5" number:language="fr" number:country="FR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0126" number:language="fr" number:country="FR">
      <number:text> -</number:text>
      <number:number number:decimal-places="0" number:min-integer-digits="2"/>
      <number:text> </number:text>
      <number:currency-symbol number:language="fr" number:country="FR">€</number:currency-symbol>
      <number:text> </number:text>
    </number:currency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5:27:04.646189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7-02-01T15:28:17.187646290</dc:date>
    <meta:generator>LibreOffice/4.2.8.2$Linux_X86_64 LibreOffice_project/420m0$Build-2</meta:generator>
    <meta:editing-duration>PT5H26M20S</meta:editing-duration>
    <meta:editing-cycles>68</meta:editing-cycles>
    <dc:creator>Nicolas Hefti</dc:creator>
    <meta:document-statistic meta:table-count="6" meta:cell-count="485" meta:object-count="0"/>
  </office:meta>
</office:document-meta>
</file>